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53.2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2.79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V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4" office:value-type="string" calcext:value-type="string">
            <text:p>eyebrow</text:p>
          </table:table-cell>
          <table:table-cell table:style-name="ce42"/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&amp;&quot; -&quot;&amp;[.$U$1]&amp;&quot;='&quot;&amp;[.U2]&amp;&quot;'&quot;" office:value-type="string" office:string-value="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./combined_ethnicity.perl &quot;&amp;[.W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&amp;&quot; -&quot;&amp;[.$U$1]&amp;&quot;='&quot;&amp;[.U3]&amp;&quot;'&quot;" office:value-type="string" office:string-value="-in='advanced/aisto_nordid.txt' -beautyIn='beauty_advanced/aisto_nordid.txt' -height='TALL' -hairBlack='0' -hairRed='2' -hairAuburn='2' -hairBrown='2' -hairDarkBlond='10' -hairBlond='10' -eyeBlack='0' -eyeBrown='0' -eyeBlue='10' -eyeGreen='2' -hairStraight='30' -hairWavy='70' -hairCurly='0' -hairAfro='0' -hairAsian='0' -skinColour='Pale' -using='latgalian' -eyebrow='normal'" calcext:value-type="string">
            <text:p>-in='advanced/aisto_nordid.txt' -beautyIn='beauty_advanced/aisto_nordid.txt' -height='TALL' -hairBlack='0' -hairRed='2' -hairAuburn='2' -hairBrown='2' -hairDarkBlond='10' -hairBlond='10' -eyeBlack='0' -eyeBrown='0' -eyeBlue='10' -eyeGreen='2' -hairStraight='30' -hairWavy='70' -hairCurly='0' -hairAfro='0' -hairAsian='0' -skinColour='Pale' -using='latgalian' -eyebrow='normal'</text:p>
          </table:table-cell>
          <table:table-cell table:style-name="ce2" table:formula="of:=&quot;./combined_ethnicity.perl &quot;&amp;[.W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2' -hairAuburn='2' -hairBrown='2' -hairDarkBlond='10' -hairBlond='10' -eyeBlack='0' -eyeBrown='0' -eyeBlue='10' -eyeGreen='2' -hairStraight='30' -hairWavy='70' -hairCurly='0' -hairAfro='0' -hairAsian='0' -skinColour='Pale' -using='latgalian' -eyebrow='normal' &gt; ../common/ethnicities/01_aisto_nordid.txt;" calcext:value-type="string">
            <text:p>./combined_ethnicity.perl -in='advanced/aisto_nordid.txt' -beautyIn='beauty_advanced/aisto_nordid.txt' -height='TALL' -hairBlack='0' -hairRed='2' -hairAuburn='2' -hairBrown='2' -hairDarkBlond='10' -hairBlond='10' -eyeBlack='0' -eyeBrown='0' -eyeBlue='1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45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&amp;&quot; -&quot;&amp;[.$U$1]&amp;&quot;='&quot;&amp;[.U4]&amp;&quot;'&quot;" office:value-type="string" office:string-value="-in='advanced/alfoeld.txt' -beautyIn='beauty_advanced/alfoeld.txt' -height='MEDIUM' -hairBlack='20' -hairRed='0' -hairAuburn='3' -hairBrown='10' -hairDarkBlond='2' -hairBlond='1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beautyIn='beauty_advanced/alfoeld.txt' -height='MEDIUM' -hairBlack='20' -hairRed='0' -hairAuburn='3' -hairBrown='10' -hairDarkBlond='2' -hairBlond='1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./combined_ethnicity.perl &quot;&amp;[.W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20' -hairRed='0' -hairAuburn='3' -hairBrown='10' -hairDarkBlond='2' -hairBlond='1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./combined_ethnicity.perl -in='advanced/alfoeld.txt' -beautyIn='beauty_advanced/alfoeld.txt' -height='MEDIUM' -hairBlack='20' -hairRed='0' -hairAuburn='3' -hairBrown='10' -hairDarkBlond='2' -hairBlond='1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&amp;&quot; -&quot;&amp;[.$U$1]&amp;&quot;='&quot;&amp;[.U5]&amp;&quot;'&quot;" office:value-type="string" office:string-value="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./combined_ethnicity.perl &quot;&amp;[.W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./combined_ethnicity.perl 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&amp;&quot; -&quot;&amp;[.$U$1]&amp;&quot;='&quot;&amp;[.U6]&amp;&quot;'&quot;" office:value-type="string" office:string-value="-in='advanced/andronovo-turanid.txt' -beautyIn='beauty_advanced/andronovo-turanid.txt' -height='MEDIUM' -hairBlack='10' -hairRed='0' -hairAuburn='0' -hairBrown='0' -hairDarkBlond='0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beautyIn='beauty_advanced/andronovo-turanid.txt' -height='MEDIUM' -hairBlack='10' -hairRed='0' -hairAuburn='0' -hairBrown='0' -hairDarkBlond='0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./combined_ethnicity.perl &quot;&amp;[.W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&amp;&quot; -&quot;&amp;[.$U$1]&amp;&quot;='&quot;&amp;[.U7]&amp;&quot;'&quot;" office:value-type="string" office:string-value="-in='advanced/anglo_saxon.txt' -beautyIn='beauty_advanced/anglo_saxon.txt' -height='RATHER_TALL' -hairBlack='0' -hairRed='15' -hairAuburn='10' -hairBrown='5' -hairDarkBlond='10' -hairBlond='20' -eyeBlack='0' -eyeBrown='5' -eyeBlue='30' -eyeGreen='10' -hairStraight='25' -hairWavy='70' -hairCurly='5' -hairAfro='0' -hairAsian='0' -skinColour='Pale' -using='english' -eyebrow='normal'" calcext:value-type="string">
            <text:p>-in='advanced/anglo_saxon.txt' -beautyIn='beauty_advanced/anglo_saxon.txt' -height='RATHER_TALL' -hairBlack='0' -hairRed='15' -hairAuburn='10' -hairBrown='5' -hairDarkBlond='10' -hairBlond='20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./combined_ethnicity.perl &quot;&amp;[.W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15' -hairAuburn='10' -hairBrown='5' -hairDarkBlond='10' -hairBlond='20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./combined_ethnicity.perl -in='advanced/anglo_saxon.txt' -beautyIn='beauty_advanced/anglo_saxon.txt' -height='RATHER_TALL' -hairBlack='0' -hairRed='15' -hairAuburn='10' -hairBrown='5' -hairDarkBlond='10' -hairBlond='20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&amp;&quot; -&quot;&amp;[.$U$1]&amp;&quot;='&quot;&amp;[.U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3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&amp;&quot; -&quot;&amp;[.$U$1]&amp;&quot;='&quot;&amp;[.U9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./combined_ethnicity.perl &quot;&amp;[.W9]&amp;&quot; &gt; ../common/ethnicities/01_&quot;&amp;SUBSTITUTE(SUBSTITUTE([.A9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&amp;&quot; -&quot;&amp;[.$U$1]&amp;&quot;='&quot;&amp;[.U10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./combined_ethnicity.perl &quot;&amp;[.W10]&amp;&quot; &gt; ../common/ethnicities/01_&quot;&amp;SUBSTITUTE(SUBSTITUTE([.A10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&amp;&quot; -&quot;&amp;[.$U$1]&amp;&quot;='&quot;&amp;[.U11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./combined_ethnicity.perl &quot;&amp;[.W11]&amp;&quot; &gt; ../common/ethnicities/01_&quot;&amp;SUBSTITUTE(SUBSTITUTE([.A11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&amp;&quot; -&quot;&amp;[.$U$1]&amp;&quot;='&quot;&amp;[.U12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./combined_ethnicity.perl &quot;&amp;[.W12]&amp;&quot; &gt; ../common/ethnicities/01_&quot;&amp;SUBSTITUTE(SUBSTITUTE([.A12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&amp;&quot; -&quot;&amp;[.$U$1]&amp;&quot;='&quot;&amp;[.U13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./combined_ethnicity.perl &quot;&amp;[.W13]&amp;&quot; &gt; ../common/ethnicities/01_&quot;&amp;SUBSTITUTE(SUBSTITUTE([.A13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&amp;&quot; -&quot;&amp;[.$U$1]&amp;&quot;='&quot;&amp;[.U14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./combined_ethnicity.perl &quot;&amp;[.W14]&amp;&quot; &gt; ../common/ethnicities/01_&quot;&amp;SUBSTITUTE(SUBSTITUTE([.A14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&amp;&quot; -&quot;&amp;[.$U$1]&amp;&quot;='&quot;&amp;[.U15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./combined_ethnicity.perl &quot;&amp;[.W15]&amp;&quot; &gt; ../common/ethnicities/01_&quot;&amp;SUBSTITUTE(SUBSTITUTE([.A15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&amp;&quot; -&quot;&amp;[.$U$1]&amp;&quot;='&quot;&amp;[.U16]&amp;&quot;'&quot;" office:value-type="string" office:string-value="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./combined_ethnicity.perl &quot;&amp;[.W16]&amp;&quot; &gt; ../common/ethnicities/01_&quot;&amp;SUBSTITUTE(SUBSTITUTE([.A16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&amp;&quot; -&quot;&amp;[.$U$1]&amp;&quot;='&quot;&amp;[.U17]&amp;&quot;'&quot;" office:value-type="string" office:string-value="-in='advanced/baskid.txt' -beautyIn='beauty_advanced/baskid.txt' -height='MEDIUM' -hairBlack='30' -hairRed='5' -hairAuburn='10' -hairBrown='20' -hairDarkBlond='5' -hairBlond='5' -eyeBlack='10' -eyeBrown='10' -eyeBlue='5' -eyeGreen='5' -hairStraight='10' -hairWavy='30' -hairCurly='0' -hairAfro='0' -hairAsian='0' -skinColour='FairLight-Red' -using='basque' -eyebrow='thick'" calcext:value-type="string">
            <text:p>-in='advanced/baskid.txt' -beautyIn='beauty_advanced/baskid.txt' -height='MEDIUM' -hairBlack='30' -hairRed='5' -hairAuburn='10' -hairBrown='20' -hairDarkBlond='5' -hairBlond='5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./combined_ethnicity.perl &quot;&amp;[.W17]&amp;&quot; &gt; ../common/ethnicities/01_&quot;&amp;SUBSTITUTE(SUBSTITUTE([.A17];&quot;/&quot;;&quot;_&quot;);&quot;advanced_&quot;;&quot;&quot;)&amp;&quot;;&quot;" office:value-type="string" office:string-value="./combined_ethnicity.perl -in='advanced/baskid.txt' -beautyIn='beauty_advanced/baskid.txt' -height='MEDIUM' -hairBlack='30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./combined_ethnicity.perl -in='advanced/baskid.txt' -beautyIn='beauty_advanced/baskid.txt' -height='MEDIUM' -hairBlack='30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&amp;&quot; -&quot;&amp;[.$U$1]&amp;&quot;='&quot;&amp;[.U18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./combined_ethnicity.perl &quot;&amp;[.W18]&amp;&quot; &gt; ../common/ethnicities/01_&quot;&amp;SUBSTITUTE(SUBSTITUTE([.A18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&amp;&quot; -&quot;&amp;[.$U$1]&amp;&quot;='&quot;&amp;[.U19]&amp;&quot;'&quot;" office:value-type="string" office:string-value="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./combined_ethnicity.perl &quot;&amp;[.W19]&amp;&quot; &gt; ../common/ethnicities/01_&quot;&amp;SUBSTITUTE(SUBSTITUTE([.A19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./combined_ethnicity.perl 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&amp;&quot; -&quot;&amp;[.$U$1]&amp;&quot;='&quot;&amp;[.U20]&amp;&quot;'&quot;" office:value-type="string" office:string-value="-in='advanced/berid.txt' -beautyIn='advanced/berid.txt' -height='RATHER_SHORT' -hairBlack='10' -hairRed='0' -hairAuburn='2' -hairBrown='5' -hairDarkBlond='2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beautyIn='advanced/berid.txt' -height='RATHER_SHORT' -hairBlack='10' -hairRed='0' -hairAuburn='2' -hairBrown='5' -hairDarkBlond='2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./combined_ethnicity.perl &quot;&amp;[.W20]&amp;&quot; &gt; ../common/ethnicities/01_&quot;&amp;SUBSTITUTE(SUBSTITUTE([.A20];&quot;/&quot;;&quot;_&quot;);&quot;advanced_&quot;;&quot;&quot;)&amp;&quot;;&quot;" office:value-type="string" office:string-value="./combined_ethnicity.perl -in='advanced/berid.txt' -beautyIn='advanced/berid.txt' -height='RATHER_SHORT' -hairBlack='10' -hairRed='0' -hairAuburn='2' -hairBrown='5' -hairDarkBlond='2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./combined_ethnicity.perl -in='advanced/berid.txt' -beautyIn='advanced/berid.txt' -height='RATHER_SHORT' -hairBlack='10' -hairRed='0' -hairAuburn='2' -hairBrown='5' -hairDarkBlond='2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&amp;&quot; -&quot;&amp;[.$U$1]&amp;&quot;='&quot;&amp;[.U21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1]&amp;&quot; &gt; ../common/ethnicities/01_&quot;&amp;SUBSTITUTE(SUBSTITUTE([.A21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&amp;&quot; -&quot;&amp;[.$U$1]&amp;&quot;='&quot;&amp;[.U22]&amp;&quot;'&quot;" office:value-type="string" office:string-value="-in='advanced/borreby.txt' -beautyIn='beauty_advanced/borreby.txt' -height='MEDIUM' -hairBlack='0' -hairRed='5' -hairAuburn='5' -hairBrown='5' -hairDarkBlond='20' -hairBlond='30' -eyeBlack='0' -eyeBrown='5' -eyeBlue='30' -eyeGreen='5' -hairStraight='30' -hairWavy='70' -hairCurly='0' -hairAfro='0' -hairAsian='0' -skinColour='Pale' -using='danish' -eyebrow='normal'" calcext:value-type="string">
            <text:p>-in='advanced/borreby.txt' -beautyIn='beauty_advanced/borreby.txt' -height='MEDIUM' -hairBlack='0' -hairRed='5' -hairAuburn='5' -hairBrown='5' -hairDarkBlond='20' -hairBlond='3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./combined_ethnicity.perl &quot;&amp;[.W22]&amp;&quot; &gt; ../common/ethnicities/01_&quot;&amp;SUBSTITUTE(SUBSTITUTE([.A22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20' -hairBlond='3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20' -hairBlond='3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3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&amp;&quot; -&quot;&amp;[.$U$1]&amp;&quot;='&quot;&amp;[.U23]&amp;&quot;'&quot;" office:value-type="string" office:string-value="-in='advanced/brunn.txt' -beautyIn='beauty_advanced/brunn.txt' -height='TALL' -hairBlack='5' -hairRed='20' -hairAuburn='35' -hairBrown='20' -hairDarkBlond='10' -hairBlond='5' -eyeBlack='0' -eyeBrown='5' -eyeBlue='30' -eyeGreen='35' -hairStraight='10' -hairWavy='20' -hairCurly='50' -hairAfro='0' -hairAsian='0' -skinColour='Pale' -using='irish' -eyebrow='normal'" calcext:value-type="string">
            <text:p>-in='advanced/brunn.txt' -beautyIn='beauty_advanced/brunn.txt' -height='TALL' -hairBlack='5' -hairRed='20' -hairAuburn='35' -hairBrown='20' -hairDarkBlond='10' -hairBlond='5' -eyeBlack='0' -eyeBrown='5' -eyeBlue='30' -eyeGreen='35' -hairStraight='10' -hairWavy='20' -hairCurly='50' -hairAfro='0' -hairAsian='0' -skinColour='Pale' -using='irish' -eyebrow='normal'</text:p>
          </table:table-cell>
          <table:table-cell table:style-name="ce2" table:formula="of:=&quot;./combined_ethnicity.perl &quot;&amp;[.W23]&amp;&quot; &gt; ../common/ethnicities/01_&quot;&amp;SUBSTITUTE(SUBSTITUTE([.A2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20' -hairDarkBlond='10' -hairBlond='5' -eyeBlack='0' -eyeBrown='5' -eyeBlue='30' -eyeGreen='35' -hairStraight='10' -hairWavy='20' -hairCurly='50' -hairAfro='0' -hairAsian='0' -skinColour='Pale' -using='irish' -eyebrow='normal' &gt; ../common/ethnicities/01_brunn.txt;" calcext:value-type="string">
            <text:p>./combined_ethnicity.perl -in='advanced/brunn.txt' -beautyIn='beauty_advanced/brunn.txt' -height='TALL' -hairBlack='5' -hairRed='20' -hairAuburn='35' -hairBrown='20' -hairDarkBlond='10' -hairBlond='5' -eyeBlack='0' -eyeBrown='5' -eyeBlue='30' -eyeGreen='35' -hairStraight='10' -hairWavy='20' -hairCurly='50' -hairAfro='0' -hairAsian='0' -skinColour='Pale' -using='irish' -eyebrow='normal' &gt; ../common/ethnicities/01_brun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&amp;&quot; -&quot;&amp;[.$U$1]&amp;&quot;='&quot;&amp;[.U24]&amp;&quot;'&quot;" office:value-type="string" office:string-value="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./combined_ethnicity.perl &quot;&amp;[.W24]&amp;&quot; &gt; ../common/ethnicities/01_&quot;&amp;SUBSTITUTE(SUBSTITUTE([.A24];&quot;/&quot;;&quot;_&quot;);&quot;advanced_&quot;;&quot;&quot;)&amp;&quot;;&quot;" office:value-type="string" office:string-value="./combined_ethnicity.perl 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./combined_ethnicity.perl 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&amp;&quot; -&quot;&amp;[.$U$1]&amp;&quot;='&quot;&amp;[.U25]&amp;&quot;'&quot;" office:value-type="string" office:string-value="-in='advanced/carpathid.txt' -beautyIn='beauty_advanced/carpathid.txt' -height='RATHER_TALL' -hairBlack='10' -hairRed='0' -hairAuburn='5' -hairBrown='10' -hairDarkBlond='5' -hairBlond='0' -eyeBlack='0' -eyeBrown='25' -eyeBlue='5' -eyeGreen='10' -hairStraight='50' -hairWavy='50' -hairCurly='0' -hairAfro='0' -hairAsian='0' -skinColour='Fair-Red' -using='hungarian' -eyebrow='thick'" calcext:value-type="string">
            <text:p>-in='advanced/carpathid.txt' -beautyIn='beauty_advanced/carpathid.txt' -height='RATHER_TALL' -hairBlack='10' -hairRed='0' -hairAuburn='5' -hairBrown='10' -hairDarkBlond='5' -hairBlond='0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./combined_ethnicity.perl &quot;&amp;[.W25]&amp;&quot; &gt; ../common/ethnicities/01_&quot;&amp;SUBSTITUTE(SUBSTITUTE([.A25];&quot;/&quot;;&quot;_&quot;);&quot;advanced_&quot;;&quot;&quot;)&amp;&quot;;&quot;" office:value-type="string" office:string-value="./combined_ethnicity.perl -in='advanced/carpathid.txt' -beautyIn='beauty_advanced/carpathid.txt' -height='RATHER_TALL' -hairBlack='10' -hairRed='0' -hairAuburn='5' -hairBrown='10' -hairDarkBlond='5' -hairBlond='0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./combined_ethnicity.perl -in='advanced/carpathid.txt' -beautyIn='beauty_advanced/carpathid.txt' -height='RATHER_TALL' -hairBlack='10' -hairRed='0' -hairAuburn='5' -hairBrown='10' -hairDarkBlond='5' -hairBlond='0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&amp;&quot; -&quot;&amp;[.$U$1]&amp;&quot;='&quot;&amp;[.U26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6]&amp;&quot; &gt; ../common/ethnicities/01_&quot;&amp;SUBSTITUTE(SUBSTITUTE([.A26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&amp;&quot; -&quot;&amp;[.$U$1]&amp;&quot;='&quot;&amp;[.U27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./combined_ethnicity.perl &quot;&amp;[.W27]&amp;&quot; &gt; ../common/ethnicities/01_&quot;&amp;SUBSTITUTE(SUBSTITUTE([.A27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&amp;&quot; -&quot;&amp;[.$U$1]&amp;&quot;='&quot;&amp;[.U28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28]&amp;&quot; &gt; ../common/ethnicities/01_&quot;&amp;SUBSTITUTE(SUBSTITUTE([.A28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&amp;&quot; -&quot;&amp;[.$U$1]&amp;&quot;='&quot;&amp;[.U29]&amp;&quot;'&quot;" office:value-type="string" office:string-value="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./combined_ethnicity.perl &quot;&amp;[.W29]&amp;&quot; &gt; ../common/ethnicities/01_&quot;&amp;SUBSTITUTE(SUBSTITUTE([.A29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./combined_ethnicity.perl 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&amp;&quot; -&quot;&amp;[.$U$1]&amp;&quot;='&quot;&amp;[.U30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0]&amp;&quot; &gt; ../common/ethnicities/01_&quot;&amp;SUBSTITUTE(SUBSTITUTE([.A30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&amp;&quot; -&quot;&amp;[.$U$1]&amp;&quot;='&quot;&amp;[.U31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31]&amp;&quot; &gt; ../common/ethnicities/01_&quot;&amp;SUBSTITUTE(SUBSTITUTE([.A31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&amp;&quot; -&quot;&amp;[.$U$1]&amp;&quot;='&quot;&amp;[.U32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./combined_ethnicity.perl &quot;&amp;[.W32]&amp;&quot; &gt; ../common/ethnicities/01_&quot;&amp;SUBSTITUTE(SUBSTITUTE([.A32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&amp;&quot; -&quot;&amp;[.$U$1]&amp;&quot;='&quot;&amp;[.U33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3]&amp;&quot; &gt; ../common/ethnicities/01_&quot;&amp;SUBSTITUTE(SUBSTITUTE([.A33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&amp;&quot; -&quot;&amp;[.$U$1]&amp;&quot;='&quot;&amp;[.U34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</text:p>
          </table:table-cell>
          <table:table-cell table:style-name="ce2" table:formula="of:=&quot;./combined_ethnicity.perl &quot;&amp;[.W34]&amp;&quot; &gt; ../common/ethnicities/01_&quot;&amp;SUBSTITUTE(SUBSTITUTE([.A34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&amp;&quot; -&quot;&amp;[.$U$1]&amp;&quot;='&quot;&amp;[.U35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./combined_ethnicity.perl &quot;&amp;[.W35]&amp;&quot; &gt; ../common/ethnicities/01_&quot;&amp;SUBSTITUTE(SUBSTITUTE([.A35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&amp;&quot; -&quot;&amp;[.$U$1]&amp;&quot;='&quot;&amp;[.U36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36]&amp;&quot; &gt; ../common/ethnicities/01_&quot;&amp;SUBSTITUTE(SUBSTITUTE([.A36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&amp;&quot; -&quot;&amp;[.$U$1]&amp;&quot;='&quot;&amp;[.U37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-eyebrow='thick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-eyebrow='thick'</text:p>
          </table:table-cell>
          <table:table-cell table:style-name="ce2" table:formula="of:=&quot;./combined_ethnicity.perl &quot;&amp;[.W37]&amp;&quot; &gt; ../common/ethnicities/01_&quot;&amp;SUBSTITUTE(SUBSTITUTE([.A37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-eyebrow='thick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-eyebrow='thick' &gt; ../common/ethnicities/01_di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&amp;&quot; -&quot;&amp;[.$U$1]&amp;&quot;='&quot;&amp;[.U38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38]&amp;&quot; &gt; ../common/ethnicities/01_&quot;&amp;SUBSTITUTE(SUBSTITUTE([.A38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&amp;&quot; -&quot;&amp;[.$U$1]&amp;&quot;='&quot;&amp;[.U39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" calcext:value-type="string">
            <text:p>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./combined_ethnicity.perl &quot;&amp;[.W39]&amp;&quot; &gt; ../common/ethnicities/01_&quot;&amp;SUBSTITUTE(SUBSTITUTE([.A39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&amp;&quot; -&quot;&amp;[.$U$1]&amp;&quot;='&quot;&amp;[.U40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./combined_ethnicity.perl &quot;&amp;[.W40]&amp;&quot; &gt; ../common/ethnicities/01_&quot;&amp;SUBSTITUTE(SUBSTITUTE([.A40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&amp;&quot; -&quot;&amp;[.$U$1]&amp;&quot;='&quot;&amp;[.U41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41]&amp;&quot; &gt; ../common/ethnicities/01_&quot;&amp;SUBSTITUTE(SUBSTITUTE([.A41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&amp;&quot; -&quot;&amp;[.$U$1]&amp;&quot;='&quot;&amp;[.U42]&amp;&quot;'&quot;" office:value-type="string" office:string-value="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" calcext:value-type="string">
            <text:p>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./combined_ethnicity.perl &quot;&amp;[.W42]&amp;&quot; &gt; ../common/ethnicities/01_&quot;&amp;SUBSTITUTE(SUBSTITUTE([.A42];&quot;/&quot;;&quot;_&quot;);&quot;advanced_&quot;;&quot;&quot;)&amp;&quot;;&quot;" office:value-type="string" office:string-value="./combined_ethnicity.perl 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 &gt; ../common/ethnicities/01_east_pamirid.txt;" calcext:value-type="string">
            <text:p>./combined_ethnicity.perl 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&amp;&quot; -&quot;&amp;[.$U$1]&amp;&quot;='&quot;&amp;[.U43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43]&amp;&quot; &gt; ../common/ethnicities/01_&quot;&amp;SUBSTITUTE(SUBSTITUTE([.A43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&amp;&quot; -&quot;&amp;[.$U$1]&amp;&quot;='&quot;&amp;[.U44]&amp;&quot;'&quot;" office:value-type="string" office:string-value="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./combined_ethnicity.perl &quot;&amp;[.W44]&amp;&quot; &gt; ../common/ethnicities/01_&quot;&amp;SUBSTITUTE(SUBSTITUTE([.A44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&amp;&quot; -&quot;&amp;[.$U$1]&amp;&quot;='&quot;&amp;[.U45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45]&amp;&quot; &gt; ../common/ethnicities/01_&quot;&amp;SUBSTITUTE(SUBSTITUTE([.A45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&amp;&quot; -&quot;&amp;[.$U$1]&amp;&quot;='&quot;&amp;[.U46]&amp;&quot;'&quot;" office:value-type="string" office:string-value="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" calcext:value-type="string">
            <text:p>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</text:p>
          </table:table-cell>
          <table:table-cell table:style-name="ce2" table:formula="of:=&quot;./combined_ethnicity.perl &quot;&amp;[.W46]&amp;&quot; &gt; ../common/ethnicities/01_&quot;&amp;SUBSTITUTE(SUBSTITUTE([.A46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" calcext:value-type="string">
            <text:p>./combined_ethnicity.perl 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&amp;&quot; -&quot;&amp;[.$U$1]&amp;&quot;='&quot;&amp;[.U47]&amp;&quot;'&quot;" office:value-type="string" office:string-value="-in='advanced/faelid.txt' -beautyIn='beauty_advanced/faelid.txt' -height='TALL' -hairBlack='0' -hairRed='5' -hairAuburn='5' -hairBrown='5' -hairDarkBlond='10' -hairBlond='10' -eyeBlack='0' -eyeBrown='3' -eyeBlue='30' -eyeGreen='5' -hairStraight='30' -hairWavy='70' -hairCurly='0' -hairAfro='0' -hairAsian='0' -skinColour='Pale' -using='swedish' -eyebrow='normal'" calcext:value-type="string">
            <text:p>-in='advanced/faelid.txt' -beautyIn='beauty_advanced/faelid.txt' -height='TALL' -hairBlack='0' -hairRed='5' -hairAuburn='5' -hairBrown='5' -hairDarkBlond='10' -hairBlond='10' -eyeBlack='0' -eyeBrown='3' -eyeBlue='30' -eyeGreen='5' -hairStraight='30' -hairWavy='70' -hairCurly='0' -hairAfro='0' -hairAsian='0' -skinColour='Pale' -using='swedish' -eyebrow='normal'</text:p>
          </table:table-cell>
          <table:table-cell table:style-name="ce2" table:formula="of:=&quot;./combined_ethnicity.perl &quot;&amp;[.W47]&amp;&quot; &gt; ../common/ethnicities/01_&quot;&amp;SUBSTITUTE(SUBSTITUTE([.A47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10' -eyeBlack='0' -eyeBrown='3' -eyeBlue='30' -eyeGreen='5' -hairStraight='30' -hairWavy='70' -hairCurly='0' -hairAfro='0' -hairAsian='0' -skinColour='Pale' -using='swedish' -eyebrow='normal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10' -eyeBlack='0' -eyeBrown='3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&amp;&quot; -&quot;&amp;[.$U$1]&amp;&quot;='&quot;&amp;[.U48]&amp;&quot;'&quot;" office:value-type="string" office:string-value="-in='advanced/fenno_nordid.txt' -beautyIn='beauty_advanced/fenno_nordid.txt' -height='RATHER_TALL' -hairBlack='0' -hairRed='20' -hairAuburn='10' -hairBrown='10' -hairDarkBlond='10' -hairBlond='20' -eyeBlack='0' -eyeBrown='5' -eyeBlue='30' -eyeGreen='10' -hairStraight='60' -hairWavy='30' -hairCurly='0' -hairAfro='0' -hairAsian='10' -skinColour='Pale' -using='finnish' -eyebrow='normal'" calcext:value-type="string">
            <text:p>-in='advanced/fenno_nordid.txt' -beautyIn='beauty_advanced/fenno_nordid.txt' -height='RATHER_TALL' -hairBlack='0' -hairRed='20' -hairAuburn='10' -hairBrown='10' -hairDarkBlond='10' -hairBlond='20' -eyeBlack='0' -eyeBrown='5' -eyeBlue='30' -eyeGreen='10' -hairStraight='60' -hairWavy='30' -hairCurly='0' -hairAfro='0' -hairAsian='10' -skinColour='Pale' -using='finnish' -eyebrow='normal'</text:p>
          </table:table-cell>
          <table:table-cell table:style-name="ce2" table:formula="of:=&quot;./combined_ethnicity.perl &quot;&amp;[.W48]&amp;&quot; &gt; ../common/ethnicities/01_&quot;&amp;SUBSTITUTE(SUBSTITUTE([.A48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10' -hairDarkBlond='10' -hairBlond='20' -eyeBlack='0' -eyeBrown='5' -eyeBlue='30' -eyeGreen='10' -hairStraight='60' -hairWavy='30' -hairCurly='0' -hairAfro='0' -hairAsian='10' -skinColour='Pale' -using='finnish' -eyebrow='normal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10' -hairDarkBlond='10' -hairBlond='20' -eyeBlack='0' -eyeBrown='5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&amp;&quot; -&quot;&amp;[.$U$1]&amp;&quot;='&quot;&amp;[.U49]&amp;&quot;'&quot;" office:value-type="string" office:string-value="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./combined_ethnicity.perl &quot;&amp;[.W49]&amp;&quot; &gt; ../common/ethnicities/01_&quot;&amp;SUBSTITUTE(SUBSTITUTE([.A49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6" table:formula="of:=[.A50]" office:value-type="string" office:string-value="advanced/fijid.txt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&amp;&quot; -&quot;&amp;[.$U$1]&amp;&quot;='&quot;&amp;[.U50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./combined_ethnicity.perl &quot;&amp;[.W50]&amp;&quot; &gt; ../common/ethnicities/01_&quot;&amp;SUBSTITUTE(SUBSTITUTE([.A50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&amp;&quot; -&quot;&amp;[.$U$1]&amp;&quot;='&quot;&amp;[.U51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./combined_ethnicity.perl &quot;&amp;[.W51]&amp;&quot; &gt; ../common/ethnicities/01_&quot;&amp;SUBSTITUTE(SUBSTITUTE([.A51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&amp;&quot; -&quot;&amp;[.$U$1]&amp;&quot;='&quot;&amp;[.U52]&amp;&quot;'&quot;" office:value-type="string" office:string-value="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./combined_ethnicity.perl &quot;&amp;[.W52]&amp;&quot; &gt; ../common/ethnicities/01_&quot;&amp;SUBSTITUTE(SUBSTITUTE([.A52];&quot;/&quot;;&quot;_&quot;);&quot;advanced_&quot;;&quot;&quot;)&amp;&quot;;&quot;" office:value-type="string" office:string-value="./combined_ethnicity.perl 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./combined_ethnicity.perl 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&amp;&quot; -&quot;&amp;[.$U$1]&amp;&quot;='&quot;&amp;[.U53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" calcext:value-type="string">
            <text:p>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./combined_ethnicity.perl &quot;&amp;[.W53]&amp;&quot; &gt; ../common/ethnicities/01_&quot;&amp;SUBSTITUTE(SUBSTITUTE([.A53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&amp;&quot; -&quot;&amp;[.$U$1]&amp;&quot;='&quot;&amp;[.U54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</text:p>
          </table:table-cell>
          <table:table-cell table:style-name="ce2" table:formula="of:=&quot;./combined_ethnicity.perl &quot;&amp;[.W54]&amp;&quot; &gt; ../common/ethnicities/01_&quot;&amp;SUBSTITUTE(SUBSTITUTE([.A54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&amp;&quot; -&quot;&amp;[.$U$1]&amp;&quot;='&quot;&amp;[.U55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55]&amp;&quot; &gt; ../common/ethnicities/01_&quot;&amp;SUBSTITUTE(SUBSTITUTE([.A55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&amp;&quot; -&quot;&amp;[.$U$1]&amp;&quot;='&quot;&amp;[.U56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56]&amp;&quot; &gt; ../common/ethnicities/01_&quot;&amp;SUBSTITUTE(SUBSTITUTE([.A56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&amp;&quot; -&quot;&amp;[.$U$1]&amp;&quot;='&quot;&amp;[.U57]&amp;&quot;'&quot;" office:value-type="string" office:string-value="-in='advanced/halstatt.txt' -beautyIn='beauty_advanced/halstatt.txt' -height='TALL' -hairBlack='0' -hairRed='5' -hairAuburn='0' -hairBrown='5' -hairDarkBlond='10' -hairBlond='20' -eyeBlack='0' -eyeBrown='0' -eyeBlue='10' -eyeGreen='1' -hairStraight='50' -hairWavy='50' -hairCurly='0' -hairAfro='0' -hairAsian='0' -skinColour='Pale' -using='swedish' -eyebrow='normal'" calcext:value-type="string">
            <text:p>-in='advanced/halstatt.txt' -beautyIn='beauty_advanced/halstatt.txt' -height='TALL' -hairBlack='0' -hairRed='5' -hairAuburn='0' -hairBrown='5' -hairDarkBlond='10' -hairBlond='20' -eyeBlack='0' -eyeBrown='0' -eyeBlue='10' -eyeGreen='1' -hairStraight='50' -hairWavy='50' -hairCurly='0' -hairAfro='0' -hairAsian='0' -skinColour='Pale' -using='swedish' -eyebrow='normal'</text:p>
          </table:table-cell>
          <table:table-cell table:style-name="ce2" table:formula="of:=&quot;./combined_ethnicity.perl &quot;&amp;[.W57]&amp;&quot; &gt; ../common/ethnicities/01_&quot;&amp;SUBSTITUTE(SUBSTITUTE([.A57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10' -hairBlond='20' -eyeBlack='0' -eyeBrown='0' -eyeBlue='10' -eyeGreen='1' -hairStraight='50' -hairWavy='50' -hairCurly='0' -hairAfro='0' -hairAsian='0' -skinColour='Pale' -using='swedish' -eyebrow='normal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10' -hairBlond='20' -eyeBlack='0' -eyeBrown='0' -eyeBlue='1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&amp;&quot; -&quot;&amp;[.$U$1]&amp;&quot;='&quot;&amp;[.U58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./combined_ethnicity.perl &quot;&amp;[.W58]&amp;&quot; &gt; ../common/ethnicities/01_&quot;&amp;SUBSTITUTE(SUBSTITUTE([.A58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&amp;&quot; -&quot;&amp;[.$U$1]&amp;&quot;='&quot;&amp;[.U59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./combined_ethnicity.perl &quot;&amp;[.W59]&amp;&quot; &gt; ../common/ethnicities/01_&quot;&amp;SUBSTITUTE(SUBSTITUTE([.A59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&amp;&quot; -&quot;&amp;[.$U$1]&amp;&quot;='&quot;&amp;[.U6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./combined_ethnicity.perl &quot;&amp;[.W60]&amp;&quot; &gt; ../common/ethnicities/01_&quot;&amp;SUBSTITUTE(SUBSTITUTE([.A6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&amp;&quot; -&quot;&amp;[.$U$1]&amp;&quot;='&quot;&amp;[.U61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" calcext:value-type="string">
            <text:p>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./combined_ethnicity.perl &quot;&amp;[.W61]&amp;&quot; &gt; ../common/ethnicities/01_&quot;&amp;SUBSTITUTE(SUBSTITUTE([.A61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&amp;&quot; -&quot;&amp;[.$U$1]&amp;&quot;='&quot;&amp;[.U62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./combined_ethnicity.perl &quot;&amp;[.W62]&amp;&quot; &gt; ../common/ethnicities/01_&quot;&amp;SUBSTITUTE(SUBSTITUTE([.A62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&amp;&quot; -&quot;&amp;[.$U$1]&amp;&quot;='&quot;&amp;[.U63]&amp;&quot;'&quot;" office:value-type="string" office:string-value="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" calcext:value-type="string">
            <text:p>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</text:p>
          </table:table-cell>
          <table:table-cell table:style-name="ce2" table:formula="of:=&quot;./combined_ethnicity.perl &quot;&amp;[.W63]&amp;&quot; &gt; ../common/ethnicities/01_&quot;&amp;SUBSTITUTE(SUBSTITUTE([.A63];&quot;/&quot;;&quot;_&quot;);&quot;advanced_&quot;;&quot;&quot;)&amp;&quot;;&quot;" office:value-type="string" office:string-value="./combined_ethnicity.perl 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 &gt; ../common/ethnicities/01_iranid.txt;" calcext:value-type="string">
            <text:p>./combined_ethnicity.perl 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 &gt; ../common/ethnicities/01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&amp;&quot; -&quot;&amp;[.$U$1]&amp;&quot;='&quot;&amp;[.U6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64]&amp;&quot; &gt; ../common/ethnicities/01_&quot;&amp;SUBSTITUTE(SUBSTITUTE([.A6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&amp;&quot; -&quot;&amp;[.$U$1]&amp;&quot;='&quot;&amp;[.U6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65]&amp;&quot; &gt; ../common/ethnicities/01_&quot;&amp;SUBSTITUTE(SUBSTITUTE([.A6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&amp;&quot; -&quot;&amp;[.$U$1]&amp;&quot;='&quot;&amp;[.U6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./combined_ethnicity.perl &quot;&amp;[.W66]&amp;&quot; &gt; ../common/ethnicities/01_&quot;&amp;SUBSTITUTE(SUBSTITUTE([.A6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&amp;&quot; -&quot;&amp;[.$U$1]&amp;&quot;='&quot;&amp;[.U67]&amp;&quot;'&quot;" office:value-type="string" office:string-value="-in='advanced/keltic_nordid.txt' -beautyIn='beauty_advanced/keltic_nordid.txt' -height='RATHER_TALL' -hairBlack='0' -hairRed='20' -hairAuburn='20' -hairBrown='5' -hairDarkBlond='10' -hairBlond='0' -eyeBlack='0' -eyeBrown='5' -eyeBlue='30' -eyeGreen='35' -hairStraight='30' -hairWavy='30' -hairCurly='30' -hairAfro='0' -hairAsian='0' -skinColour='Pale' -using='irish' -eyebrow='normal'" calcext:value-type="string">
            <text:p>-in='advanced/keltic_nordid.txt' -beautyIn='beauty_advanced/keltic_nordid.txt' -height='RATHER_TALL' -hairBlack='0' -hairRed='20' -hairAuburn='20' -hairBrown='5' -hairDarkBlond='10' -hairBlond='0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./combined_ethnicity.perl &quot;&amp;[.W67]&amp;&quot; &gt; ../common/ethnicities/01_&quot;&amp;SUBSTITUTE(SUBSTITUTE([.A67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20' -hairAuburn='20' -hairBrown='5' -hairDarkBlond='10' -hairBlond='0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./combined_ethnicity.perl -in='advanced/keltic_nordid.txt' -beautyIn='beauty_advanced/keltic_nordid.txt' -height='RATHER_TALL' -hairBlack='0' -hairRed='20' -hairAuburn='20' -hairBrown='5' -hairDarkBlond='10' -hairBlond='0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&amp;&quot; -&quot;&amp;[.$U$1]&amp;&quot;='&quot;&amp;[.U68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./combined_ethnicity.perl &quot;&amp;[.W68]&amp;&quot; &gt; ../common/ethnicities/01_&quot;&amp;SUBSTITUTE(SUBSTITUTE([.A68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&amp;&quot; -&quot;&amp;[.$U$1]&amp;&quot;='&quot;&amp;[.U6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69]&amp;&quot; &gt; ../common/ethnicities/01_&quot;&amp;SUBSTITUTE(SUBSTITUTE([.A6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&amp;&quot; -&quot;&amp;[.$U$1]&amp;&quot;='&quot;&amp;[.U70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./combined_ethnicity.perl &quot;&amp;[.W70]&amp;&quot; &gt; ../common/ethnicities/01_&quot;&amp;SUBSTITUTE(SUBSTITUTE([.A70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&amp;&quot; -&quot;&amp;[.$U$1]&amp;&quot;='&quot;&amp;[.U7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./combined_ethnicity.perl &quot;&amp;[.W71]&amp;&quot; &gt; ../common/ethnicities/01_&quot;&amp;SUBSTITUTE(SUBSTITUTE([.A7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&amp;&quot; -&quot;&amp;[.$U$1]&amp;&quot;='&quot;&amp;[.U72]&amp;&quot;'&quot;" office:value-type="string" office:string-value="-in='advanced/ladogan.txt' -beautyIn='beauty_advanced/ladogan.txt' -height='MEDIUM' -hairBlack='0' -hairRed='5' -hairAuburn='5' -hairBrown='20' -hairDarkBlond='10' -hairBlond='10' -eyeBlack='0' -eyeBrown='5' -eyeBlue='15' -eyeGreen='5' -hairStraight='70' -hairWavy='20' -hairCurly='0' -hairAfro='0' -hairAsian='10' -skinColour='Fair-Red' -using='finnish' -eyebrow='sparse'" calcext:value-type="string">
            <text:p>-in='advanced/ladogan.txt' -beautyIn='beauty_advanced/ladogan.txt' -height='MEDIUM' -hairBlack='0' -hairRed='5' -hairAuburn='5' -hairBrown='20' -hairDarkBlond='10' -hairBlond='1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./combined_ethnicity.perl &quot;&amp;[.W72]&amp;&quot; &gt; ../common/ethnicities/01_&quot;&amp;SUBSTITUTE(SUBSTITUTE([.A72];&quot;/&quot;;&quot;_&quot;);&quot;advanced_&quot;;&quot;&quot;)&amp;&quot;;&quot;" office:value-type="string" office:string-value="./combined_ethnicity.perl -in='advanced/ladogan.txt' -beautyIn='beauty_advanced/ladogan.txt' -height='MEDIUM' -hairBlack='0' -hairRed='5' -hairAuburn='5' -hairBrown='20' -hairDarkBlond='10' -hairBlond='1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./combined_ethnicity.perl -in='advanced/ladogan.txt' -beautyIn='beauty_advanced/ladogan.txt' -height='MEDIUM' -hairBlack='0' -hairRed='5' -hairAuburn='5' -hairBrown='20' -hairDarkBlond='10' -hairBlond='1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&amp;&quot; -&quot;&amp;[.$U$1]&amp;&quot;='&quot;&amp;[.U73]&amp;&quot;'&quot;" office:value-type="string" office:string-value="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./combined_ethnicity.perl &quot;&amp;[.W73]&amp;&quot; &gt; ../common/ethnicities/01_&quot;&amp;SUBSTITUTE(SUBSTITUTE([.A73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&amp;&quot; -&quot;&amp;[.$U$1]&amp;&quot;='&quot;&amp;[.U74]&amp;&quot;'&quot;" office:value-type="string" office:string-value="-in='advanced/litorid.txt' -beautyIn='beauty_advanced/litorid.txt' -height='RATHER_TALL' -hairBlack='20' -hairRed='0' -hairAuburn='1' -hairBrown='1' -hairDarkBlond='0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beautyIn='beauty_advanced/litorid.txt' -height='RATHER_TALL' -hairBlack='20' -hairRed='0' -hairAuburn='1' -hairBrown='1' -hairDarkBlond='0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./combined_ethnicity.perl &quot;&amp;[.W74]&amp;&quot; &gt; ../common/ethnicities/01_&quot;&amp;SUBSTITUTE(SUBSTITUTE([.A74];&quot;/&quot;;&quot;_&quot;);&quot;advanced_&quot;;&quot;&quot;)&amp;&quot;;&quot;" office:value-type="string" office:string-value="./combined_ethnicity.perl -in='advanced/litorid.txt' -beautyIn='beauty_advanced/litorid.txt' -height='RATHER_TALL' -hairBlack='20' -hairRed='0' -hairAuburn='1' -hairBrown='1' -hairDarkBlond='0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./combined_ethnicity.perl -in='advanced/litorid.txt' -beautyIn='beauty_advanced/litorid.txt' -height='RATHER_TALL' -hairBlack='20' -hairRed='0' -hairAuburn='1' -hairBrown='1' -hairDarkBlond='0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&amp;&quot; -&quot;&amp;[.$U$1]&amp;&quot;='&quot;&amp;[.U7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./combined_ethnicity.perl &quot;&amp;[.W75]&amp;&quot; &gt; ../common/ethnicities/01_&quot;&amp;SUBSTITUTE(SUBSTITUTE([.A7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&amp;&quot; -&quot;&amp;[.$U$1]&amp;&quot;='&quot;&amp;[.U7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./combined_ethnicity.perl &quot;&amp;[.W76]&amp;&quot; &gt; ../common/ethnicities/01_&quot;&amp;SUBSTITUTE(SUBSTITUTE([.A7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6" table:formula="of:=[.A77]" office:value-type="string" office:string-value="advanced/micronesid.txt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&amp;&quot; -&quot;&amp;[.$U$1]&amp;&quot;='&quot;&amp;[.U77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./combined_ethnicity.perl &quot;&amp;[.W77]&amp;&quot; &gt; ../common/ethnicities/01_&quot;&amp;SUBSTITUTE(SUBSTITUTE([.A77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&amp;&quot; -&quot;&amp;[.$U$1]&amp;&quot;='&quot;&amp;[.U78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</text:p>
          </table:table-cell>
          <table:table-cell table:style-name="ce2" table:formula="of:=&quot;./combined_ethnicity.perl &quot;&amp;[.W78]&amp;&quot; &gt; ../common/ethnicities/01_&quot;&amp;SUBSTITUTE(SUBSTITUTE([.A78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&amp;&quot; -&quot;&amp;[.$U$1]&amp;&quot;='&quot;&amp;[.U79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./combined_ethnicity.perl &quot;&amp;[.W79]&amp;&quot; &gt; ../common/ethnicities/01_&quot;&amp;SUBSTITUTE(SUBSTITUTE([.A79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&amp;&quot; -&quot;&amp;[.$U$1]&amp;&quot;='&quot;&amp;[.U80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" calcext:value-type="string">
            <text:p>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0]&amp;&quot; &gt; ../common/ethnicities/01_&quot;&amp;SUBSTITUTE(SUBSTITUTE([.A80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&amp;&quot; -&quot;&amp;[.$U$1]&amp;&quot;='&quot;&amp;[.U81]&amp;&quot;'&quot;" office:value-type="string" office:string-value="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./combined_ethnicity.perl &quot;&amp;[.W81]&amp;&quot; &gt; ../common/ethnicities/01_&quot;&amp;SUBSTITUTE(SUBSTITUTE([.A81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&amp;&quot; -&quot;&amp;[.$U$1]&amp;&quot;='&quot;&amp;[.U82]&amp;&quot;'&quot;" office:value-type="string" office:string-value="-in='advanced/neo_danubian.txt' -beautyIn='beauty_advanced/neo_danubian.txt' -height='MEDIUM' -hairBlack='0' -hairRed='1' -hairAuburn='5' -hairBrown='20' -hairDarkBlond='10' -hairBlond='5' -eyeBlack='0' -eyeBrown='5' -eyeBlue='30' -eyeGreen='5' -hairStraight='25' -hairWavy='70' -hairCurly='0' -hairAfro='0' -hairAsian='5' -skinColour='Fair-Red' -using='hungarian' -eyebrow='normal'" calcext:value-type="string">
            <text:p>-in='advanced/neo_danubian.txt' -beautyIn='beauty_advanced/neo_danubian.txt' -height='MEDIUM' -hairBlack='0' -hairRed='1' -hairAuburn='5' -hairBrown='20' -hairDarkBlond='10' -hairBlond='5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./combined_ethnicity.perl &quot;&amp;[.W82]&amp;&quot; &gt; ../common/ethnicities/01_&quot;&amp;SUBSTITUTE(SUBSTITUTE([.A82];&quot;/&quot;;&quot;_&quot;);&quot;advanced_&quot;;&quot;&quot;)&amp;&quot;;&quot;" office:value-type="string" office:string-value="./combined_ethnicity.perl -in='advanced/neo_danubian.txt' -beautyIn='beauty_advanced/neo_danubian.txt' -height='MEDIUM' -hairBlack='0' -hairRed='1' -hairAuburn='5' -hairBrown='20' -hairDarkBlond='10' -hairBlond='5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./combined_ethnicity.perl -in='advanced/neo_danubian.txt' -beautyIn='beauty_advanced/neo_danubian.txt' -height='MEDIUM' -hairBlack='0' -hairRed='1' -hairAuburn='5' -hairBrown='20' -hairDarkBlond='10' -hairBlond='5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&amp;&quot; -&quot;&amp;[.$U$1]&amp;&quot;='&quot;&amp;[.U83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83]&amp;&quot; &gt; ../common/ethnicities/01_&quot;&amp;SUBSTITUTE(SUBSTITUTE([.A83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&amp;&quot; -&quot;&amp;[.$U$1]&amp;&quot;='&quot;&amp;[.U84]&amp;&quot;'&quot;" office:value-type="string" office:string-value="-in='advanced/norid.txt' -beautyIn='beauty_advanced/norid.txt' -height='TALL' -hairBlack='0' -hairRed='10' -hairAuburn='5' -hairBrown='10' -hairDarkBlond='30' -hairBlond='10' -eyeBlack='0' -eyeBrown='5' -eyeBlue='25' -eyeGreen='5' -hairStraight='50' -hairWavy='50' -hairCurly='0' -hairAfro='0' -hairAsian='0' -skinColour='Fair-Red' -using='croatian' -eyebrow='normal'" calcext:value-type="string">
            <text:p>-in='advanced/norid.txt' -beautyIn='beauty_advanced/norid.txt' -height='TALL' -hairBlack='0' -hairRed='10' -hairAuburn='5' -hairBrown='10' -hairDarkBlond='30' -hairBlond='10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./combined_ethnicity.perl &quot;&amp;[.W84]&amp;&quot; &gt; ../common/ethnicities/01_&quot;&amp;SUBSTITUTE(SUBSTITUTE([.A84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30' -hairBlond='10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./combined_ethnicity.perl -in='advanced/norid.txt' -beautyIn='beauty_advanced/norid.txt' -height='TALL' -hairBlack='0' -hairRed='10' -hairAuburn='5' -hairBrown='10' -hairDarkBlond='30' -hairBlond='10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&amp;&quot; -&quot;&amp;[.$U$1]&amp;&quot;='&quot;&amp;[.U85]&amp;&quot;'&quot;" office:value-type="string" office:string-value="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-eyebrow='normal'" calcext:value-type="string">
            <text:p>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./combined_ethnicity.perl &quot;&amp;[.W85]&amp;&quot; &gt; ../common/ethnicities/01_&quot;&amp;SUBSTITUTE(SUBSTITUTE([.A85];&quot;/&quot;;&quot;_&quot;);&quot;advanced_&quot;;&quot;&quot;)&amp;&quot;;&quot;" office:value-type="string" office:string-value="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&amp;&quot; -&quot;&amp;[.$U$1]&amp;&quot;='&quot;&amp;[.U86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86]&amp;&quot; &gt; ../common/ethnicities/01_&quot;&amp;SUBSTITUTE(SUBSTITUTE([.A86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&amp;&quot; -&quot;&amp;[.$U$1]&amp;&quot;='&quot;&amp;[.U87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./combined_ethnicity.perl &quot;&amp;[.W87]&amp;&quot; &gt; ../common/ethnicities/01_&quot;&amp;SUBSTITUTE(SUBSTITUTE([.A87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&amp;&quot; -&quot;&amp;[.$U$1]&amp;&quot;='&quot;&amp;[.U88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8]&amp;&quot; &gt; ../common/ethnicities/01_&quot;&amp;SUBSTITUTE(SUBSTITUTE([.A88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&amp;&quot; -&quot;&amp;[.$U$1]&amp;&quot;='&quot;&amp;[.U89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-eyebrow='normal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89]&amp;&quot; &gt; ../common/ethnicities/01_&quot;&amp;SUBSTITUTE(SUBSTITUTE([.A89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-eyebrow='normal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&amp;&quot; -&quot;&amp;[.$U$1]&amp;&quot;='&quot;&amp;[.U90]&amp;&quot;'&quot;" office:value-type="string" office:string-value="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./combined_ethnicity.perl &quot;&amp;[.W90]&amp;&quot; &gt; ../common/ethnicities/01_&quot;&amp;SUBSTITUTE(SUBSTITUTE([.A90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&amp;&quot; -&quot;&amp;[.$U$1]&amp;&quot;='&quot;&amp;[.U91]&amp;&quot;'&quot;" office:value-type="string" office:string-value="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./combined_ethnicity.perl &quot;&amp;[.W91]&amp;&quot; &gt; ../common/ethnicities/01_&quot;&amp;SUBSTITUTE(SUBSTITUTE([.A91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&amp;&quot; -&quot;&amp;[.$U$1]&amp;&quot;='&quot;&amp;[.U9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./combined_ethnicity.perl &quot;&amp;[.W92]&amp;&quot; &gt; ../common/ethnicities/01_&quot;&amp;SUBSTITUTE(SUBSTITUTE([.A9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&amp;&quot; -&quot;&amp;[.$U$1]&amp;&quot;='&quot;&amp;[.U9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93]&amp;&quot; &gt; ../common/ethnicities/01_&quot;&amp;SUBSTITUTE(SUBSTITUTE([.A9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&amp;&quot; -&quot;&amp;[.$U$1]&amp;&quot;='&quot;&amp;[.U9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./combined_ethnicity.perl &quot;&amp;[.W94]&amp;&quot; &gt; ../common/ethnicities/01_&quot;&amp;SUBSTITUTE(SUBSTITUTE([.A9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&amp;&quot; -&quot;&amp;[.$U$1]&amp;&quot;='&quot;&amp;[.U9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-eyebrow='thick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./combined_ethnicity.perl &quot;&amp;[.W95]&amp;&quot; &gt; ../common/ethnicities/01_&quot;&amp;SUBSTITUTE(SUBSTITUTE([.A9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-eyebrow='thick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&amp;&quot; -&quot;&amp;[.$U$1]&amp;&quot;='&quot;&amp;[.U96]&amp;&quot;'&quot;" office:value-type="string" office:string-value="-in='advanced/paleo-atlantid.txt' -beautyIn='beauty_advanced/paleo-atlantid.txt' -height='TALL' -hairBlack='10' -hairRed='5' -hairAuburn='10' -hairBrown='30' -hairDarkBlond='5' -hairBlond='0' -eyeBlack='0' -eyeBrown='10' -eyeBlue='10' -eyeGreen='10' -hairStraight='0' -hairWavy='50' -hairCurly='50' -hairAfro='0' -hairAsian='0' -skinColour='Fair-Red' -using='irish' -eyebrow='normal'" calcext:value-type="string">
            <text:p>-in='advanced/paleo-atlantid.txt' -beautyIn='beauty_advanced/paleo-atlantid.txt' -height='TALL' -hairBlack='10' -hairRed='5' -hairAuburn='10' -hairBrown='30' -hairDarkBlond='5' -hairBlond='0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./combined_ethnicity.perl &quot;&amp;[.W96]&amp;&quot; &gt; ../common/ethnicities/01_&quot;&amp;SUBSTITUTE(SUBSTITUTE([.A96];&quot;/&quot;;&quot;_&quot;);&quot;advanced_&quot;;&quot;&quot;)&amp;&quot;;&quot;" office:value-type="string" office:string-value="./combined_ethnicity.perl -in='advanced/paleo-atlantid.txt' -beautyIn='beauty_advanced/paleo-atlantid.txt' -height='TALL' -hairBlack='10' -hairRed='5' -hairAuburn='10' -hairBrown='30' -hairDarkBlond='5' -hairBlond='0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./combined_ethnicity.perl -in='advanced/paleo-atlantid.txt' -beautyIn='beauty_advanced/paleo-atlantid.txt' -height='TALL' -hairBlack='10' -hairRed='5' -hairAuburn='10' -hairBrown='30' -hairDarkBlond='5' -hairBlond='0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&amp;&quot; -&quot;&amp;[.$U$1]&amp;&quot;='&quot;&amp;[.U9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</text:p>
          </table:table-cell>
          <table:table-cell table:style-name="ce2" table:formula="of:=&quot;./combined_ethnicity.perl &quot;&amp;[.W97]&amp;&quot; &gt; ../common/ethnicities/01_&quot;&amp;SUBSTITUTE(SUBSTITUTE([.A9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&amp;&quot; -&quot;&amp;[.$U$1]&amp;&quot;='&quot;&amp;[.U98]&amp;&quot;'&quot;" office:value-type="string" office:string-value="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-eyebrow='normal'" calcext:value-type="string">
            <text:p>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-eyebrow='normal'</text:p>
          </table:table-cell>
          <table:table-cell table:style-name="ce2" table:formula="of:=&quot;./combined_ethnicity.perl &quot;&amp;[.W98]&amp;&quot; &gt; ../common/ethnicities/01_&quot;&amp;SUBSTITUTE(SUBSTITUTE([.A98];&quot;/&quot;;&quot;_&quot;);&quot;advanced_&quot;;&quot;&quot;)&amp;&quot;;&quot;" office:value-type="string" office:string-value="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-eyebrow='normal' &gt; ../common/ethnicities/01_pontid.txt;" calcext:value-type="string">
            <text:p>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-eyebrow='normal' &gt; ../common/ethnicities/01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&amp;&quot; -&quot;&amp;[.$U$1]&amp;&quot;='&quot;&amp;[.U99]&amp;&quot;'&quot;" office:value-type="string" office:string-value="-in='advanced/pre-slavic.txt' -beautyIn='beauty_advanced/pre-slavic.txt' -height='RATHER_SHORT' -hairBlack='0' -hairRed='1' -hairAuburn='10' -hairBrown='30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beautyIn='beauty_advanced/pre-slavic.txt' -height='RATHER_SHORT' -hairBlack='0' -hairRed='1' -hairAuburn='10' -hairBrown='30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./combined_ethnicity.perl &quot;&amp;[.W99]&amp;&quot; &gt; ../common/ethnicities/01_&quot;&amp;SUBSTITUTE(SUBSTITUTE([.A9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1' -hairAuburn='10' -hairBrown='30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./combined_ethnicity.perl -in='advanced/pre-slavic.txt' -beautyIn='beauty_advanced/pre-slavic.txt' -height='RATHER_SHORT' -hairBlack='0' -hairRed='1' -hairAuburn='10' -hairBrown='30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&amp;&quot; -&quot;&amp;[.$U$1]&amp;&quot;='&quot;&amp;[.U10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</text:p>
          </table:table-cell>
          <table:table-cell table:style-name="ce2" table:formula="of:=&quot;./combined_ethnicity.perl &quot;&amp;[.W100]&amp;&quot; &gt; ../common/ethnicities/01_&quot;&amp;SUBSTITUTE(SUBSTITUTE([.A10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&amp;&quot; -&quot;&amp;[.$U$1]&amp;&quot;='&quot;&amp;[.U10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" calcext:value-type="string">
            <text:p>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</text:p>
          </table:table-cell>
          <table:table-cell table:style-name="ce2" table:formula="of:=&quot;./combined_ethnicity.perl &quot;&amp;[.W101]&amp;&quot; &gt; ../common/ethnicities/01_&quot;&amp;SUBSTITUTE(SUBSTITUTE([.A10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&amp;&quot; -&quot;&amp;[.$U$1]&amp;&quot;='&quot;&amp;[.U10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./combined_ethnicity.perl &quot;&amp;[.W102]&amp;&quot; &gt; ../common/ethnicities/01_&quot;&amp;SUBSTITUTE(SUBSTITUTE([.A10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&amp;&quot; -&quot;&amp;[.$U$1]&amp;&quot;='&quot;&amp;[.U103]&amp;&quot;'&quot;" office:value-type="string" office:string-value="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" calcext:value-type="string">
            <text:p>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./combined_ethnicity.perl &quot;&amp;[.W103]&amp;&quot; &gt; ../common/ethnicities/01_&quot;&amp;SUBSTITUTE(SUBSTITUTE([.A10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&amp;&quot; -&quot;&amp;[.$U$1]&amp;&quot;='&quot;&amp;[.U104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104]&amp;&quot; &gt; ../common/ethnicities/01_&quot;&amp;SUBSTITUTE(SUBSTITUTE([.A104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&amp;&quot; -&quot;&amp;[.$U$1]&amp;&quot;='&quot;&amp;[.U105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./combined_ethnicity.perl &quot;&amp;[.W105]&amp;&quot; &gt; ../common/ethnicities/01_&quot;&amp;SUBSTITUTE(SUBSTITUTE([.A105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&amp;&quot; -&quot;&amp;[.$U$1]&amp;&quot;='&quot;&amp;[.U106]&amp;&quot;'&quot;" office:value-type="string" office:string-value="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./combined_ethnicity.perl &quot;&amp;[.W106]&amp;&quot; &gt; ../common/ethnicities/01_&quot;&amp;SUBSTITUTE(SUBSTITUTE([.A106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&amp;&quot; -&quot;&amp;[.$U$1]&amp;&quot;='&quot;&amp;[.U107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./combined_ethnicity.perl &quot;&amp;[.W107]&amp;&quot; &gt; ../common/ethnicities/01_&quot;&amp;SUBSTITUTE(SUBSTITUTE([.A107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&amp;&quot; -&quot;&amp;[.$U$1]&amp;&quot;='&quot;&amp;[.U108]&amp;&quot;'&quot;" office:value-type="string" office:string-value="-in='advanced/savolaxid.txt' -beautyIn='beauty_advanced/savolaxid.txt' -height='MEDIUM' -hairBlack='0' -hairRed='2' -hairAuburn='5' -hairBrown='20' -hairDarkBlond='20' -hairBlond='5' -eyeBlack='0' -eyeBrown='0' -eyeBlue='30' -eyeGreen='2' -hairStraight='70' -hairWavy='20' -hairCurly='0' -hairAfro='0' -hairAsian='10' -skinColour='Pale' -using='finnish' -eyebrow='normal'" calcext:value-type="string">
            <text:p>-in='advanced/savolaxid.txt' -beautyIn='beauty_advanced/savolaxid.txt' -height='MEDIUM' -hairBlack='0' -hairRed='2' -hairAuburn='5' -hairBrown='20' -hairDarkBlond='20' -hairBlond='5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08]&amp;&quot; &gt; ../common/ethnicities/01_&quot;&amp;SUBSTITUTE(SUBSTITUTE([.A108];&quot;/&quot;;&quot;_&quot;);&quot;advanced_&quot;;&quot;&quot;)&amp;&quot;;&quot;" office:value-type="string" office:string-value="./combined_ethnicity.perl -in='advanced/savolaxid.txt' -beautyIn='beauty_advanced/savolaxid.txt' -height='MEDIUM' -hairBlack='0' -hairRed='2' -hairAuburn='5' -hairBrown='20' -hairDarkBlond='20' -hairBlond='5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./combined_ethnicity.perl -in='advanced/savolaxid.txt' -beautyIn='beauty_advanced/savolaxid.txt' -height='MEDIUM' -hairBlack='0' -hairRed='2' -hairAuburn='5' -hairBrown='20' -hairDarkBlond='20' -hairBlond='5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&amp;&quot; -&quot;&amp;[.$U$1]&amp;&quot;='&quot;&amp;[.U109]&amp;&quot;'&quot;" office:value-type="string" office:string-value="-in='advanced/scando-lappid.txt' -beautyIn='advanced/scando-lappid.txt' -height='SHORT' -hairBlack='2' -hairRed='1' -hairAuburn='5' -hairBrown='10' -hairDarkBlond='1' -hairBlond='0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beautyIn='advanced/scando-lappid.txt' -height='SHORT' -hairBlack='2' -hairRed='1' -hairAuburn='5' -hairBrown='10' -hairDarkBlond='1' -hairBlond='0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./combined_ethnicity.perl &quot;&amp;[.W109]&amp;&quot; &gt; ../common/ethnicities/01_&quot;&amp;SUBSTITUTE(SUBSTITUTE([.A109];&quot;/&quot;;&quot;_&quot;);&quot;advanced_&quot;;&quot;&quot;)&amp;&quot;;&quot;" office:value-type="string" office:string-value="./combined_ethnicity.perl -in='advanced/scando-lappid.txt' -beautyIn='advanced/scando-lappid.txt' -height='SHORT' -hairBlack='2' -hairRed='1' -hairAuburn='5' -hairBrown='10' -hairDarkBlond='1' -hairBlond='0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./combined_ethnicity.perl -in='advanced/scando-lappid.txt' -beautyIn='advanced/scando-lappid.txt' -height='SHORT' -hairBlack='2' -hairRed='1' -hairAuburn='5' -hairBrown='10' -hairDarkBlond='1' -hairBlond='0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&amp;&quot; -&quot;&amp;[.$U$1]&amp;&quot;='&quot;&amp;[.U110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0]&amp;&quot; &gt; ../common/ethnicities/01_&quot;&amp;SUBSTITUTE(SUBSTITUTE([.A110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&amp;&quot; -&quot;&amp;[.$U$1]&amp;&quot;='&quot;&amp;[.U111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./combined_ethnicity.perl &quot;&amp;[.W111]&amp;&quot; &gt; ../common/ethnicities/01_&quot;&amp;SUBSTITUTE(SUBSTITUTE([.A111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&amp;&quot; -&quot;&amp;[.$U$1]&amp;&quot;='&quot;&amp;[.U112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./combined_ethnicity.perl &quot;&amp;[.W112]&amp;&quot; &gt; ../common/ethnicities/01_&quot;&amp;SUBSTITUTE(SUBSTITUTE([.A112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&amp;&quot; -&quot;&amp;[.$U$1]&amp;&quot;='&quot;&amp;[.U113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3]&amp;&quot; &gt; ../common/ethnicities/01_&quot;&amp;SUBSTITUTE(SUBSTITUTE([.A113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&amp;&quot; -&quot;&amp;[.$U$1]&amp;&quot;='&quot;&amp;[.U114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./combined_ethnicity.perl &quot;&amp;[.W114]&amp;&quot; &gt; ../common/ethnicities/01_&quot;&amp;SUBSTITUTE(SUBSTITUTE([.A114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&amp;&quot; -&quot;&amp;[.$U$1]&amp;&quot;='&quot;&amp;[.U115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./combined_ethnicity.perl &quot;&amp;[.W115]&amp;&quot; &gt; ../common/ethnicities/01_&quot;&amp;SUBSTITUTE(SUBSTITUTE([.A115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&amp;&quot; -&quot;&amp;[.$U$1]&amp;&quot;='&quot;&amp;[.U116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./combined_ethnicity.perl &quot;&amp;[.W116]&amp;&quot; &gt; ../common/ethnicities/01_&quot;&amp;SUBSTITUTE(SUBSTITUTE([.A116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&amp;&quot; -&quot;&amp;[.$U$1]&amp;&quot;='&quot;&amp;[.U117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117]&amp;&quot; &gt; ../common/ethnicities/01_&quot;&amp;SUBSTITUTE(SUBSTITUTE([.A117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6" table:formula="of:=[.A118]" office:value-type="string" office:string-value="advanced/south_polynesid.txt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&amp;&quot; -&quot;&amp;[.$U$1]&amp;&quot;='&quot;&amp;[.U118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./combined_ethnicity.perl &quot;&amp;[.W118]&amp;&quot; &gt; ../common/ethnicities/01_&quot;&amp;SUBSTITUTE(SUBSTITUTE([.A118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&amp;&quot; -&quot;&amp;[.$U$1]&amp;&quot;='&quot;&amp;[.U119]&amp;&quot;'&quot;" office:value-type="string" office:string-value="-in='advanced/strandid.txt' -beautyIn='beauty_advanced/strandid.txt' -height='MEDIUM' -hairBlack='8' -hairRed='0' -hairAuburn='5' -hairBrown='15' -hairDarkBlond='5' -hairBlond='0' -eyeBlack='0' -eyeBrown='5' -eyeBlue='5' -eyeGreen='1' -hairStraight='50' -hairWavy='50' -hairCurly='0' -hairAfro='0' -hairAsian='0' -skinColour='FairLight-Red' -using='norwegian' -eyebrow='thick'" calcext:value-type="string">
            <text:p>-in='advanced/strandid.txt' -beautyIn='beauty_advanced/strandid.txt' -height='MEDIUM' -hairBlack='8' -hairRed='0' -hairAuburn='5' -hairBrown='15' -hairDarkBlond='5' -hairBlond='0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./combined_ethnicity.perl &quot;&amp;[.W119]&amp;&quot; &gt; ../common/ethnicities/01_&quot;&amp;SUBSTITUTE(SUBSTITUTE([.A119];&quot;/&quot;;&quot;_&quot;);&quot;advanced_&quot;;&quot;&quot;)&amp;&quot;;&quot;" office:value-type="string" office:string-value="./combined_ethnicity.perl -in='advanced/strandid.txt' -beautyIn='beauty_advanced/strandid.txt' -height='MEDIUM' -hairBlack='8' -hairRed='0' -hairAuburn='5' -hairBrown='15' -hairDarkBlond='5' -hairBlond='0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./combined_ethnicity.perl -in='advanced/strandid.txt' -beautyIn='beauty_advanced/strandid.txt' -height='MEDIUM' -hairBlack='8' -hairRed='0' -hairAuburn='5' -hairBrown='15' -hairDarkBlond='5' -hairBlond='0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&amp;&quot; -&quot;&amp;[.$U$1]&amp;&quot;='&quot;&amp;[.U120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-eyebrow='normal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./combined_ethnicity.perl &quot;&amp;[.W120]&amp;&quot; &gt; ../common/ethnicities/01_&quot;&amp;SUBSTITUTE(SUBSTITUTE([.A120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-eyebrow='normal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&amp;&quot; -&quot;&amp;[.$U$1]&amp;&quot;='&quot;&amp;[.U121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./combined_ethnicity.perl &quot;&amp;[.W121]&amp;&quot; &gt; ../common/ethnicities/01_&quot;&amp;SUBSTITUTE(SUBSTITUTE([.A121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&amp;&quot; -&quot;&amp;[.$U$1]&amp;&quot;='&quot;&amp;[.U122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./combined_ethnicity.perl &quot;&amp;[.W122]&amp;&quot; &gt; ../common/ethnicities/01_&quot;&amp;SUBSTITUTE(SUBSTITUTE([.A122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&amp;&quot; -&quot;&amp;[.$U$1]&amp;&quot;='&quot;&amp;[.U123]&amp;&quot;'&quot;" office:value-type="string" office:string-value="-in='advanced/tavastid.txt' -beautyIn='beauty_advanced/tavastid.txt' -height='RATHER_TALL' -hairBlack='0' -hairRed='5' -hairAuburn='1' -hairBrown='5' -hairDarkBlond='15' -hairBlond='15' -eyeBlack='0' -eyeBrown='0' -eyeBlue='30' -eyeGreen='5' -hairStraight='70' -hairWavy='20' -hairCurly='0' -hairAfro='0' -hairAsian='10' -skinColour='Pale' -using='finnish' -eyebrow='normal'" calcext:value-type="string">
            <text:p>-in='advanced/tavastid.txt' -beautyIn='beauty_advanced/tavastid.txt' -height='RATHER_TALL' -hairBlack='0' -hairRed='5' -hairAuburn='1' -hairBrown='5' -hairDarkBlond='15' -hairBlond='15' -eyeBlack='0' -eyeBrown='0' -eyeBlue='30' -eyeGreen='5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23]&amp;&quot; &gt; ../common/ethnicities/01_&quot;&amp;SUBSTITUTE(SUBSTITUTE([.A123];&quot;/&quot;;&quot;_&quot;);&quot;advanced_&quot;;&quot;&quot;)&amp;&quot;;&quot;" office:value-type="string" office:string-value="./combined_ethnicity.perl -in='advanced/tavastid.txt' -beautyIn='beauty_advanced/tavastid.txt' -height='RATHER_TALL' -hairBlack='0' -hairRed='5' -hairAuburn='1' -hairBrown='5' -hairDarkBlond='15' -hairBlond='15' -eyeBlack='0' -eyeBrown='0' -eyeBlue='30' -eyeGreen='5' -hairStraight='70' -hairWavy='20' -hairCurly='0' -hairAfro='0' -hairAsian='10' -skinColour='Pale' -using='finnish' -eyebrow='normal' &gt; ../common/ethnicities/01_tavastid.txt;" calcext:value-type="string">
            <text:p>./combined_ethnicity.perl -in='advanced/tavastid.txt' -beautyIn='beauty_advanced/tavastid.txt' -height='RATHER_TALL' -hairBlack='0' -hairRed='5' -hairAuburn='1' -hairBrown='5' -hairDarkBlond='15' -hairBlond='15' -eyeBlack='0' -eyeBrown='0' -eyeBlue='30' -eyeGreen='5' -hairStraight='70' -hairWavy='20' -hairCurly='0' -hairAfro='0' -hairAsian='10' -skinColour='Pale' -using='finnish' -eyebrow='normal' &gt; ../common/ethnicities/01_tavas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&amp;&quot; -&quot;&amp;[.$U$1]&amp;&quot;='&quot;&amp;[.U124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./combined_ethnicity.perl &quot;&amp;[.W124]&amp;&quot; &gt; ../common/ethnicities/01_&quot;&amp;SUBSTITUTE(SUBSTITUTE([.A124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3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&amp;&quot; -&quot;&amp;[.$U$1]&amp;&quot;='&quot;&amp;[.U125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./combined_ethnicity.perl &quot;&amp;[.W125]&amp;&quot; &gt; ../common/ethnicities/01_&quot;&amp;SUBSTITUTE(SUBSTITUTE([.A125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&amp;&quot; -&quot;&amp;[.$U$1]&amp;&quot;='&quot;&amp;[.U12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26]&amp;&quot; &gt; ../common/ethnicities/01_&quot;&amp;SUBSTITUTE(SUBSTITUTE([.A12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&amp;&quot; -&quot;&amp;[.$U$1]&amp;&quot;='&quot;&amp;[.U127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./combined_ethnicity.perl &quot;&amp;[.W127]&amp;&quot; &gt; ../common/ethnicities/01_&quot;&amp;SUBSTITUTE(SUBSTITUTE([.A127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&amp;&quot; -&quot;&amp;[.$U$1]&amp;&quot;='&quot;&amp;[.U128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./combined_ethnicity.perl &quot;&amp;[.W128]&amp;&quot; &gt; ../common/ethnicities/01_&quot;&amp;SUBSTITUTE(SUBSTITUTE([.A128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&amp;&quot; -&quot;&amp;[.$U$1]&amp;&quot;='&quot;&amp;[.U129]&amp;&quot;'&quot;" office:value-type="string" office:string-value="-in='advanced/troender.txt' -beautyIn='beauty_advanced/troender.txt' -height='TALL' -hairBlack='0' -hairRed='5' -hairAuburn='5' -hairBrown='5' -hairDarkBlond='20' -hairBlond='10' -eyeBlack='0' -eyeBrown='0' -eyeBlue='30' -eyeGreen='5' -hairStraight='50' -hairWavy='50' -hairCurly='0' -hairAfro='0' -hairAsian='0' -skinColour='Pale' -using='norwegian' -eyebrow='normal'" calcext:value-type="string">
            <text:p>-in='advanced/troender.txt' -beautyIn='beauty_advanced/troender.txt' -height='TALL' -hairBlack='0' -hairRed='5' -hairAuburn='5' -hairBrown='5' -hairDarkBlond='20' -hairBlond='10' -eyeBlack='0' -eyeBrown='0' -eyeBlue='30' -eyeGreen='5' -hairStraight='50' -hairWavy='50' -hairCurly='0' -hairAfro='0' -hairAsian='0' -skinColour='Pale' -using='norwegian' -eyebrow='normal'</text:p>
          </table:table-cell>
          <table:table-cell table:style-name="ce2" table:formula="of:=&quot;./combined_ethnicity.perl &quot;&amp;[.W129]&amp;&quot; &gt; ../common/ethnicities/01_&quot;&amp;SUBSTITUTE(SUBSTITUTE([.A129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20' -hairBlond='10' -eyeBlack='0' -eyeBrown='0' -eyeBlue='30' -eyeGreen='5' -hairStraight='50' -hairWavy='50' -hairCurly='0' -hairAfro='0' -hairAsian='0' -skinColour='Pale' -using='norwegian' -eyebrow='normal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20' -hairBlond='10' -eyeBlack='0' -eyeBrown='0' -eyeBlue='30' -eyeGreen='5' -hairStraight='50' -hairWavy='50' -hairCurly='0' -hairAfro='0' -hairAsian='0' -skinColour='Pale' -using='norwegian' -eyebrow='normal' &gt; ../common/ethnicities/01_troender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&amp;&quot; -&quot;&amp;[.$U$1]&amp;&quot;='&quot;&amp;[.U130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</text:p>
          </table:table-cell>
          <table:table-cell table:style-name="ce2" table:formula="of:=&quot;./combined_ethnicity.perl &quot;&amp;[.W130]&amp;&quot; &gt; ../common/ethnicities/01_&quot;&amp;SUBSTITUTE(SUBSTITUTE([.A130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 &gt; ../common/ethnicities/01_u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&amp;&quot; -&quot;&amp;[.$U$1]&amp;&quot;='&quot;&amp;[.U131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./combined_ethnicity.perl &quot;&amp;[.W131]&amp;&quot; &gt; ../common/ethnicities/01_&quot;&amp;SUBSTITUTE(SUBSTITUTE([.A131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&amp;&quot; -&quot;&amp;[.$U$1]&amp;&quot;='&quot;&amp;[.U132]&amp;&quot;'&quot;" office:value-type="string" office:string-value="-in='advanced/volgid.txt' -beautyIn='advanced/volgid.txt' -height='RATHER_SHORT' -hairBlack='10' -hairRed='0' -hairAuburn='5' -hairBrown='10' -hairDarkBlond='5' -hairBlond='0' -eyeBlack='5' -eyeBrown='10' -eyeBlue='5' -eyeGreen='5' -hairStraight='25' -hairWavy='25' -hairCurly='0' -hairAfro='0' -hairAsian='50' -skinColour='Fair-Medium' -using='mordvin' -eyebrow='normal'" calcext:value-type="string">
            <text:p>-in='advanced/volgid.txt' -beautyIn='advanced/volgid.txt' -height='RATHER_SHORT' -hairBlack='10' -hairRed='0' -hairAuburn='5' -hairBrown='10' -hairDarkBlond='5' -hairBlond='0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./combined_ethnicity.perl &quot;&amp;[.W132]&amp;&quot; &gt; ../common/ethnicities/01_&quot;&amp;SUBSTITUTE(SUBSTITUTE([.A132];&quot;/&quot;;&quot;_&quot;);&quot;advanced_&quot;;&quot;&quot;)&amp;&quot;;&quot;" office:value-type="string" office:string-value="./combined_ethnicity.perl -in='advanced/volgid.txt' -beautyIn='advanced/volgid.txt' -height='RATHER_SHORT' -hairBlack='10' -hairRed='0' -hairAuburn='5' -hairBrown='10' -hairDarkBlond='5' -hairBlond='0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./combined_ethnicity.perl -in='advanced/volgid.txt' -beautyIn='advanced/volgid.txt' -height='RATHER_SHORT' -hairBlack='10' -hairRed='0' -hairAuburn='5' -hairBrown='10' -hairDarkBlond='5' -hairBlond='0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&amp;&quot; -&quot;&amp;[.$U$1]&amp;&quot;='&quot;&amp;[.U133]&amp;&quot;'&quot;" office:value-type="string" office:string-value="-in='advanced/west_alpinid.txt' -beautyIn='beauty_advanced/west_alpinid.txt' -height='RATHER_SHORT' -hairBlack='10' -hairRed='1' -hairAuburn='5' -hairBrown='10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beautyIn='beauty_advanced/west_alpinid.txt' -height='RATHER_SHORT' -hairBlack='10' -hairRed='1' -hairAuburn='5' -hairBrown='10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./combined_ethnicity.perl &quot;&amp;[.W133]&amp;&quot; &gt; ../common/ethnicities/01_&quot;&amp;SUBSTITUTE(SUBSTITUTE([.A133];&quot;/&quot;;&quot;_&quot;);&quot;advanced_&quot;;&quot;&quot;)&amp;&quot;;&quot;" office:value-type="string" office:string-value="./combined_ethnicity.perl -in='advanced/west_alpinid.txt' -beautyIn='beauty_advanced/west_alpinid.txt' -height='RATHER_SHORT' -hairBlack='10' -hairRed='1' -hairAuburn='5' -hairBrown='10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./combined_ethnicity.perl -in='advanced/west_alpinid.txt' -beautyIn='beauty_advanced/west_alpinid.txt' -height='RATHER_SHORT' -hairBlack='10' -hairRed='1' -hairAuburn='5' -hairBrown='10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&amp;&quot; -&quot;&amp;[.$U$1]&amp;&quot;='&quot;&amp;[.U134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./combined_ethnicity.perl &quot;&amp;[.W134]&amp;&quot; &gt; ../common/ethnicities/01_&quot;&amp;SUBSTITUTE(SUBSTITUTE([.A134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&amp;&quot; -&quot;&amp;[.$U$1]&amp;&quot;='&quot;&amp;[.U135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35]&amp;&quot; &gt; ../common/ethnicities/01_&quot;&amp;SUBSTITUTE(SUBSTITUTE([.A135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&amp;&quot; -&quot;&amp;[.$U$1]&amp;&quot;='&quot;&amp;[.U136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36]&amp;&quot; &gt; ../common/ethnicities/01_&quot;&amp;SUBSTITUTE(SUBSTITUTE([.A136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&amp;&quot; -&quot;&amp;[.$U$1]&amp;&quot;='&quot;&amp;[.U137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./combined_ethnicity.perl &quot;&amp;[.W137]&amp;&quot; &gt; ../common/ethnicities/01_&quot;&amp;SUBSTITUTE(SUBSTITUTE([.A137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6" table:formula="of:=[.A138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&amp;&quot; -&quot;&amp;[.$U$1]&amp;&quot;='&quot;&amp;[.U138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8]&amp;&quot; &gt; ../common/ethnicities/01_&quot;&amp;SUBSTITUTE(SUBSTITUTE([.A138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6" table:formula="of:=[.A139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&amp;&quot; -&quot;&amp;[.$U$1]&amp;&quot;='&quot;&amp;[.U139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9]&amp;&quot; &gt; ../common/ethnicities/01_&quot;&amp;SUBSTITUTE(SUBSTITUTE([.A139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6" table:formula="of:=[.A140]" office:value-type="string" office:string-value="basic/australid.txt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&amp;&quot; -&quot;&amp;[.$U$1]&amp;&quot;='&quot;&amp;[.U140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./combined_ethnicity.perl &quot;&amp;[.W140]&amp;&quot; &gt; ../common/ethnicities/01_&quot;&amp;SUBSTITUTE(SUBSTITUTE([.A140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6" table:formula="of:=[.A141]" office:value-type="string" office:string-value="basic/bambutid.txt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&amp;&quot; -&quot;&amp;[.$U$1]&amp;&quot;='&quot;&amp;[.U141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1]&amp;&quot; &gt; ../common/ethnicities/01_&quot;&amp;SUBSTITUTE(SUBSTITUTE([.A141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6" table:formula="of:=[.A142]" office:value-type="string" office:string-value="basic/bantuid.txt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&amp;&quot; -&quot;&amp;[.$U$1]&amp;&quot;='&quot;&amp;[.U142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2]&amp;&quot; &gt; ../common/ethnicities/01_&quot;&amp;SUBSTITUTE(SUBSTITUTE([.A142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6" table:formula="of:=[.A143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&amp;&quot; -&quot;&amp;[.$U$1]&amp;&quot;='&quot;&amp;[.U143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43]&amp;&quot; &gt; ../common/ethnicities/01_&quot;&amp;SUBSTITUTE(SUBSTITUTE([.A143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6" table:formula="of:=[.A144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&amp;&quot; -&quot;&amp;[.$U$1]&amp;&quot;='&quot;&amp;[.U144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./combined_ethnicity.perl &quot;&amp;[.W144]&amp;&quot; &gt; ../common/ethnicities/01_&quot;&amp;SUBSTITUTE(SUBSTITUTE([.A144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&amp;&quot; -&quot;&amp;[.$U$1]&amp;&quot;='&quot;&amp;[.U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./combined_ethnicity.perl &quot;&amp;[.W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6" table:formula="of:=[.A146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&amp;&quot; -&quot;&amp;[.$U$1]&amp;&quot;='&quot;&amp;[.U146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./combined_ethnicity.perl &quot;&amp;[.W146]&amp;&quot; &gt; ../common/ethnicities/01_&quot;&amp;SUBSTITUTE(SUBSTITUTE([.A146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6" table:formula="of:=[.A147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&amp;&quot; -&quot;&amp;[.$U$1]&amp;&quot;='&quot;&amp;[.U147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./combined_ethnicity.perl &quot;&amp;[.W147]&amp;&quot; &gt; ../common/ethnicities/01_&quot;&amp;SUBSTITUTE(SUBSTITUTE([.A147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6" table:formula="of:=[.A148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&amp;&quot; -&quot;&amp;[.$U$1]&amp;&quot;='&quot;&amp;[.U148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48]&amp;&quot; &gt; ../common/ethnicities/01_&quot;&amp;SUBSTITUTE(SUBSTITUTE([.A148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6" table:formula="of:=[.A149]" office:value-type="string" office:string-value="basic/pacifid.txt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&amp;&quot; -&quot;&amp;[.$U$1]&amp;&quot;='&quot;&amp;[.U149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./combined_ethnicity.perl &quot;&amp;[.W149]&amp;&quot; &gt; ../common/ethnicities/01_&quot;&amp;SUBSTITUTE(SUBSTITUTE([.A149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6" table:formula="of:=[.A150]" office:value-type="string" office:string-value="basic/patagonid.txt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&amp;&quot; -&quot;&amp;[.$U$1]&amp;&quot;='&quot;&amp;[.U150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./combined_ethnicity.perl &quot;&amp;[.W150]&amp;&quot; &gt; ../common/ethnicities/01_&quot;&amp;SUBSTITUTE(SUBSTITUTE([.A150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6" table:formula="of:=[.A151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&amp;&quot; -&quot;&amp;[.$U$1]&amp;&quot;='&quot;&amp;[.U151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151]&amp;&quot; &gt; ../common/ethnicities/01_&quot;&amp;SUBSTITUTE(SUBSTITUTE([.A151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6" table:formula="of:=[.A152]" office:value-type="string" office:string-value="basic/silvid.txt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 -&quot;&amp;[.$R$1]&amp;&quot;='&quot;&amp;[.R152]&amp;&quot;'&quot;&amp;&quot; -&quot;&amp;[.$S$1]&amp;&quot;='&quot;&amp;[.S152]&amp;&quot;'&quot;&amp;&quot; -&quot;&amp;[.$T$1]&amp;&quot;='&quot;&amp;[.T152]&amp;&quot;'&quot;&amp;&quot; -&quot;&amp;[.$U$1]&amp;&quot;='&quot;&amp;[.U15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./combined_ethnicity.perl &quot;&amp;[.W152]&amp;&quot; &gt; ../common/ethnicities/01_&quot;&amp;SUBSTITUTE(SUBSTITUTE([.A15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3" office:value-type="string" calcext:value-type="string">
            <text:p>beauty_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 -&quot;&amp;[.$R$1]&amp;&quot;='&quot;&amp;[.R153]&amp;&quot;'&quot;&amp;&quot; -&quot;&amp;[.$S$1]&amp;&quot;='&quot;&amp;[.S153]&amp;&quot;'&quot;&amp;&quot; -&quot;&amp;[.$T$1]&amp;&quot;='&quot;&amp;[.T153]&amp;&quot;'&quot;&amp;&quot; -&quot;&amp;[.$U$1]&amp;&quot;='&quot;&amp;[.U153]&amp;&quot;'&quot;" office:value-type="string" office:string-value="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" calcext:value-type="string">
            <text:p>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153]&amp;&quot; &gt; ../common/ethnicities/01_&quot;&amp;SUBSTITUTE(SUBSTITUTE([.A153];&quot;/&quot;;&quot;_&quot;);&quot;advanced_&quot;;&quot;&quot;)&amp;&quot;;&quot;" office:value-type="string" office:string-value="./combined_ethnicity.perl 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 &gt; ../common/ethnicities/01_scythian.txt;" calcext:value-type="string">
            <text:p>./combined_ethnicity.perl 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 &gt; ../common/ethnicities/01_scythian.txt;</text:p>
          </table:table-cell>
          <table:table-cell table:style-name="ce46" table:number-columns-repeated="2"/>
          <table:table-cell table:number-columns-repeated="998"/>
        </table:table-row>
        <table:table-row table:style-name="ro1" table:number-rows-repeated="136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V2:Munkalap1.V153 Munkalap1.Y2:Munkalap1.Z153">
            <calcext:condition calcext:apply-style-name="ConditionalStyle_1" calcext:value="=0" calcext:base-cell-address="Munkalap1.V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19" meta:object-count="0"/>
    <meta:generator>LibreOfficeDev/6.0.5.2$Linux_X86_64 LibreOffice_project/</meta:generator>
  </office:meta>
</office:document-meta>
</file>